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officeooo:paragraph-rsid="000e1cb1"/>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officeooo:paragraph-rsid="0012144a"/>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2"/><text:span text:style-name="T3">面向对象的三大特征和六大基本原则</text:span></text:p>
      <text:p text:style-name="P2"><text:tab/></text:p>
      <text:p text:style-name="P2"><text:tab/>面向对象程序设计方法是尽可能模拟人类的思维方式，使得软件的开发方法与过程尽可能接近人类认识世界、解决现实问题的方法和过程，也即使得描述问题的问题空间与问题的解决方案空间在结构上尽可能一致，把客观世界中的实体抽象为问题域中的对象。</text:p>
      <text:p text:style-name="Standard"><text:tab/>面向对象程序设计以对象为核心，该方法认为程序由一系列对象组成。类是对现实世界的抽象，包括表示静态属性的数据和对数据的操作，对象是类的实例化。对象间通过消息传递相互通信，来模拟现实世界中不同实体间的联系。在面向对象的程序设计中，对象是组成程序的基本模块</text:p>
      <text:p text:style-name="Standard"/>
      <text:p text:style-name="Standard"/>
      <text:p text:style-name="P4">一、面向对象的三大特征</text:p>
      <text:p text:style-name="Standard"/>
      <text:p text:style-name="Standard"><text:span text:style-name="T1">封装</text:span>：隐藏对象的属性和实现细节，仅对外公开接口，控制在程序中属性的读取和修改的访问级别。</text:p>
      <text:p text:style-name="Standard"/>
      <text:p text:style-name="Standard"><text:tab/>在面向对象技术的相关原理以及程序语言中，封装的最基本单位是对象，而使得软件结构的相关部件的实现“<text:a xlink:type="simple" xlink:href="https://baike.baidu.com/item/高内聚/5296411" office:target-frame-name="_blank" xlink:show="new" text:style-name="Internet_20_link" text:visited-style-name="Visited_20_Internet_20_Link">高内聚</text:a>、低耦合”的“最佳状态”便是面向对象技术的封装性所需要实现的最基本的目标</text:p>
      <text:p text:style-name="Standard"><text:tab/>封装的目的有两个，一是增强安全性和简化编程。使用者不必了解具体的实现细节，而只是要通过外部接口，以特定的访问权限来使用类的成员。二是降低不同类之间的影响。封装使一部分成员充当类与外部的接口，而将其他的成员隐蔽起来，这样就达到了对成员访问权限的合理控制，使不同类之间的相互影响减少到最低限度，进而增强数据的安全性和简化程序的编写工作。</text:p>
      <text:p text:style-name="Standard"/>
      <text:p text:style-name="Standard"><text:span text:style-name="T1">继承</text:span>：继承就是子类继承父类的特征和行为，使得子类对象（实例）具有父类的实例域和方法，或子类从父类继承方法，使得子类具有父类相同的行为。子类可以扩展自己的方法。抽象程度：父类&gt;子类</text:p>
      <text:p text:style-name="Standard"/>
      <text:p text:style-name="Standard"><text:span text:style-name="T1">多态</text:span>：即多种状态。接口的多种不同的实现方式即为多态。多态是方法重载、继承、方法重写、自动转型等技术的特性。</text:p>
      <text:p text:style-name="Standard"/>
      <text:p text:style-name="Standard"><text:tab/>多态的实现方式：1.重写和重载；2.接口；3.抽象类和抽象方法。</text:p>
      <text:p text:style-name="Standard"/>
      <text:p text:style-name="P4">二、面向对象的六大原则</text:p>
      <text:p text:style-name="Standard"/>
      <text:p text:style-name="P3">单一职责原则（SRP：Single responsibility principle）</text:p>
      <text:p text:style-name="Standard"/>
      <text:p text:style-name="Standard">又称单一功能原则，面向对象五个基本原则（SOLID）之一。它规定一个类应该只有一个发生变化的原因。如果一个类承担的职责过多，就等于把这些职责耦合在一起了。一个职责的变化可能会削弱或者抑制这个类完成其他职责的能力。解决方案就是要解耦和增强内聚性。</text:p>
      <text:p text:style-name="Standard"/>
      <text:p text:style-name="P3">开闭原则（OCP：Open Closed Principle）</text:p>
      <text:p text:style-name="Standard"/>
      <text:p text:style-name="Standard">对于扩展是开放的，对于修改是关闭的，这意味着模块的行为是可以扩展的。当应用的需求改变时，我们可以对模块进行扩展，使其具有满足那些改变的新行为。实现开闭原则的关键就在于“抽象”。把系统的所有可能的行为抽象成一个抽象底层，这个抽象底层规定出所有的具体实现必须提供的方法的特征。作为系统设计的抽象层，要预见所有可能的扩展，从而使得在任何扩展情况下，系统的抽象底层不需修改；同时，由于可以从抽象底层导出一个或多个新的具体实现，可以改变系统的行为，因此系统设计对扩展是开放的</text:p>
      <text:p text:style-name="Standard"/>
      <text:p text:style-name="P3">里氏替换原则(LSP：Liskov Substitution Principle)</text:p>
      <text:p text:style-name="Standard"><text:soft-page-break/></text:p>
      <text:p text:style-name="Standard">任何基类可以出现的地方，子类一定可以出现。 LSP是继承复用的基石，只有当衍生类可以替换掉基类，软件单位的功能不受到影响时，基类才能真正被复用，而衍生类也能够在基类的基础上增加新的行为。通俗地讲就是，子类可以去扩展父类的功能，但是不能改变父类原有的功能。</text:p>
      <text:p text:style-name="Standard"/>
      <text:p text:style-name="Standard">它包含以下几层意思：</text:p>
      <text:p text:style-name="Standard"/>
      <text:p text:style-name="Standard">子类可以实现父类的抽象方法，但是不能覆盖分类的非抽象方法。</text:p>
      <text:p text:style-name="Standard"/>
      <text:p text:style-name="Standard">子类可以增加自己独有的方法。</text:p>
      <text:p text:style-name="Standard"/>
      <text:p text:style-name="Standard">当子类的方法重载父类方法的时候，方法的形参要比父类方法的输入参数更加宽松。</text:p>
      <text:p text:style-name="Standard"/>
      <text:p text:style-name="Standard">当子类的方法实现父类的抽象方法时，方法的返回值要比父类更严格。</text:p>
      <text:p text:style-name="Standard"/>
      <text:p text:style-name="P3">依赖倒置原则（DIP：Dependence Inversion Principle）</text:p>
      <text:p text:style-name="Standard"/>
      <text:p text:style-name="Standard">A.高层次的模块不应该以来与低层次的模块，他们都应该以来与抽象。B.抽象不应该依赖于具体实现，具体实现应该依赖于抽象。</text:p>
      <text:p text:style-name="Standard"/>
      <text:p text:style-name="Standard">面向过程的开发，上层调用下层，上层依赖于下层，依次当下层发生剧烈变动时，上层也要跟着变动，这就会导致模块的复用性降低而且大大提高了开发的成本。</text:p>
      <text:p text:style-name="Standard"/>
      <text:p text:style-name="Standard">面向对象的开发很好地解决了这个问题，一般情况下抽象的变化概率很小，让用户程序依赖于抽象，实现的细节也依赖于抽象。即使实现细节不断变动，只要抽象不变，客户程序就不需要变化。这大大降低了客户程序与实现细节的耦合度。</text:p>
      <text:p text:style-name="Standard"/>
      <text:p text:style-name="P5"><text:span text:style-name="T1">组合复用原则（CARP：Composite/Aggregate Reuse Principle）</text:span></text:p>
      <text:p text:style-name="Standard"/>
      <text:p text:style-name="Standard">客户端不应该依赖它不需要的接口；一个类对另一个类的依赖应该建立在最小的接口上。比如说某个接口中有1,2,3,4四个方法。类A只需要到1,3两个方法，类B只需要用到2,4两个方法。但是由于我们让这两个类都去实现了这个接口，因此它们就必须去实现所有的方法，即使它们不要用到这个方法。这显然是不合理的。因此我们应该把这个接口进一步细化，分成一个带有1,2两种方法的接口，和一个带有3,4两种方法的接口。这就是接口隔离原则。</text:p>
      <text:p text:style-name="Standard"/>
      <text:p text:style-name="P3">迪米特法则（Law of Demeter）</text:p>
      <text:p text:style-name="Standard"/>
      <text:p text:style-name="Standard">又叫作最少知识原则（Least Knowledge Principle 简写LKP），就是说一个对象应当对其他对象有尽可能少的了解,不和陌生人说话。迪米特法则的初衷在于降低类之间的耦合。由于每个类尽量减少对其他类的依赖，因此，很容易使得系统的功能模块功能独立，相互之间不存在（或很少有）依赖关系。</text:p>
      <text:p text:style-name="Standard"/>
      <text:p text:style-name="Standard">因此，应用迪米特法则有可能造成的一个后果就是：系统中存在大量的中介类，这些类之所以存在完全是为了传递类之间的相互调用关系——这在一定程度上增加了系统的复杂度。</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0:25:20.288143708</meta:creation-date>
    <dc:date>2019-06-27T09:35:02.667763261</dc:date>
    <meta:editing-duration>P1DT17H42M29S</meta:editing-duration>
    <meta:editing-cycles>2</meta:editing-cycles>
    <meta:generator>LibreOffice/6.0.7.3$Linux_X86_64 LibreOffice_project/00m0$Build-3</meta:generator>
    <meta:document-statistic meta:table-count="0" meta:image-count="0" meta:object-count="0" meta:page-count="2" meta:paragraph-count="32" meta:word-count="2038" meta:character-count="2304" meta:non-whitespace-character-count="2230"/>
  </office:meta>
</office:document-meta>
</file>